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Adapt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setTemplateConsumer( TemplateConsumer template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setConsumer( XMLConsumer xml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Adapter.getTemplate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